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22aa4"/>
    </style:style>
    <style:style style:name="T2" style:family="text">
      <style:text-properties officeooo:rsid="001233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“<text:span text:style-name="T1">Ara si que sí aquest text és DIFERENT del text original i </text:span><text:span text:style-name="T2">n</text:span><text:span text:style-name="T1">o conté cap imatge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6:24:23.324782343</meta:creation-date>
    <dc:date>2021-10-29T16:32:32.568357086</dc:date>
    <meta:editing-duration>PT2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6" meta:character-count="80" meta:non-whitespace-character-count="64"/>
  </office:meta>
</office:document-meta>
</file>